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2/11/2021</text:span></text:p>
      <text:p text:style-name="P9"/>
      <text:p text:style-name="P10">RECIBI CONFORME</text:p>
      <text:p text:style-name="P9"/>
      <text:p text:style-name="P11">CLIENTE: AYALA AYALA, CARMEN</text:p>
      <text:p text:style-name="P12">CANT. TOTAL DE CAJAS: 7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7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AQP</text:span></text:p>
      <text:p text:style-name="P5"/>
      <text:p text:style-name="P5">Recojo: <text:span text:style-name="T3">AYALA AYALA, CARME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1T16:23:2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